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f106"/>
    </style:style>
    <style:style style:name="P2" style:family="paragraph" style:parent-style-name="Standard">
      <style:paragraph-properties fo:text-align="justify" style:justify-single-word="false"/>
      <style:text-properties officeooo:paragraph-rsid="001fba54"/>
    </style:style>
    <style:style style:name="P3" style:family="paragraph" style:parent-style-name="Standard">
      <style:paragraph-properties fo:text-align="justify" style:justify-single-word="false"/>
      <style:text-properties officeooo:paragraph-rsid="004b8cff"/>
    </style:style>
    <style:style style:name="P4" style:family="paragraph" style:parent-style-name="Standard">
      <style:paragraph-properties fo:text-align="justify" style:justify-single-word="false"/>
      <style:text-properties officeooo:rsid="001cbca3" officeooo:paragraph-rsid="001cbca3"/>
    </style:style>
    <style:style style:name="P5" style:family="paragraph" style:parent-style-name="Standard">
      <style:paragraph-properties fo:text-align="justify" style:justify-single-word="false"/>
      <style:text-properties officeooo:rsid="0021667a" officeooo:paragraph-rsid="0021667a"/>
    </style:style>
    <style:style style:name="P6" style:family="paragraph" style:parent-style-name="Standard">
      <style:paragraph-properties fo:text-align="justify" style:justify-single-word="false"/>
      <style:text-properties officeooo:rsid="0023ceff" officeooo:paragraph-rsid="0023ceff"/>
    </style:style>
    <style:style style:name="P7" style:family="paragraph" style:parent-style-name="Standard">
      <style:paragraph-properties fo:text-align="justify" style:justify-single-word="false"/>
      <style:text-properties officeooo:rsid="00248bed" officeooo:paragraph-rsid="00248bed"/>
    </style:style>
    <style:style style:name="P8" style:family="paragraph" style:parent-style-name="Standard">
      <style:paragraph-properties fo:text-align="justify" style:justify-single-word="false"/>
      <style:text-properties officeooo:rsid="002680ae" officeooo:paragraph-rsid="002680ae"/>
    </style:style>
    <style:style style:name="P9" style:family="paragraph" style:parent-style-name="Standard">
      <style:paragraph-properties fo:text-align="justify" style:justify-single-word="false"/>
      <style:text-properties officeooo:rsid="00287425" officeooo:paragraph-rsid="00287425"/>
    </style:style>
    <style:style style:name="P10" style:family="paragraph" style:parent-style-name="Standard">
      <style:paragraph-properties fo:text-align="justify" style:justify-single-word="false"/>
      <style:text-properties officeooo:rsid="002a4bf6" officeooo:paragraph-rsid="002a4bf6"/>
    </style:style>
    <style:style style:name="P11" style:family="paragraph" style:parent-style-name="Standard">
      <style:paragraph-properties fo:text-align="justify" style:justify-single-word="false"/>
      <style:text-properties officeooo:rsid="002ca3a3" officeooo:paragraph-rsid="002ca3a3"/>
    </style:style>
    <style:style style:name="P12" style:family="paragraph" style:parent-style-name="Standard">
      <style:paragraph-properties fo:text-align="justify" style:justify-single-word="false"/>
      <style:text-properties officeooo:rsid="002cfb65" officeooo:paragraph-rsid="002cfb65"/>
    </style:style>
    <style:style style:name="P13" style:family="paragraph" style:parent-style-name="Standard">
      <style:paragraph-properties fo:text-align="justify" style:justify-single-word="false"/>
      <style:text-properties officeooo:rsid="002e4e59" officeooo:paragraph-rsid="002e4e59"/>
    </style:style>
    <style:style style:name="P14" style:family="paragraph" style:parent-style-name="Standard">
      <style:paragraph-properties fo:text-align="justify" style:justify-single-word="false"/>
      <style:text-properties officeooo:rsid="00302e1d" officeooo:paragraph-rsid="00320c60"/>
    </style:style>
    <style:style style:name="P15" style:family="paragraph" style:parent-style-name="Standard">
      <style:paragraph-properties fo:text-align="justify" style:justify-single-word="false"/>
      <style:text-properties officeooo:rsid="00340654" officeooo:paragraph-rsid="00340654"/>
    </style:style>
    <style:style style:name="P16" style:family="paragraph" style:parent-style-name="Standard">
      <style:paragraph-properties fo:text-align="justify" style:justify-single-word="false"/>
      <style:text-properties officeooo:rsid="0035c041" officeooo:paragraph-rsid="0035c041"/>
    </style:style>
    <style:style style:name="P17" style:family="paragraph" style:parent-style-name="Standard">
      <style:paragraph-properties fo:text-align="justify" style:justify-single-word="false"/>
      <style:text-properties officeooo:rsid="0037b849" officeooo:paragraph-rsid="0037b849"/>
    </style:style>
    <style:style style:name="P18" style:family="paragraph" style:parent-style-name="Standard">
      <style:paragraph-properties fo:text-align="justify" style:justify-single-word="false"/>
      <style:text-properties officeooo:rsid="00389cc1" officeooo:paragraph-rsid="00389cc1"/>
    </style:style>
    <style:style style:name="P19" style:family="paragraph" style:parent-style-name="Standard">
      <style:paragraph-properties fo:text-align="justify" style:justify-single-word="false"/>
      <style:text-properties officeooo:rsid="003ce3f5" officeooo:paragraph-rsid="003ce3f5"/>
    </style:style>
    <style:style style:name="P20" style:family="paragraph" style:parent-style-name="Standard">
      <style:paragraph-properties fo:text-align="justify" style:justify-single-word="false"/>
      <style:text-properties officeooo:rsid="0039d717" officeooo:paragraph-rsid="0039d717"/>
    </style:style>
    <style:style style:name="P21" style:family="paragraph" style:parent-style-name="Standard">
      <style:paragraph-properties fo:text-align="justify" style:justify-single-word="false"/>
      <style:text-properties officeooo:rsid="003dbf56" officeooo:paragraph-rsid="003dbf56"/>
    </style:style>
    <style:style style:name="P22" style:family="paragraph" style:parent-style-name="Standard">
      <style:paragraph-properties fo:text-align="justify" style:justify-single-word="false"/>
      <style:text-properties officeooo:rsid="003e103c" officeooo:paragraph-rsid="003e103c"/>
    </style:style>
    <style:style style:name="P23" style:family="paragraph" style:parent-style-name="Standard">
      <style:paragraph-properties fo:text-align="justify" style:justify-single-word="false"/>
      <style:text-properties officeooo:rsid="00302e1d" officeooo:paragraph-rsid="00320c60" fo:background-color="#ff3399"/>
    </style:style>
    <style:style style:name="P24" style:family="paragraph" style:parent-style-name="Standard">
      <style:paragraph-properties fo:text-align="justify" style:justify-single-word="false"/>
      <style:text-properties officeooo:rsid="003c86d4" officeooo:paragraph-rsid="0039d717"/>
    </style:style>
    <style:style style:name="P25" style:family="paragraph" style:parent-style-name="Standard">
      <style:paragraph-properties fo:text-align="justify" style:justify-single-word="false"/>
      <style:text-properties officeooo:rsid="003fdde4" officeooo:paragraph-rsid="003fdde4"/>
    </style:style>
    <style:style style:name="P26" style:family="paragraph" style:parent-style-name="Standard">
      <style:paragraph-properties fo:text-align="justify" style:justify-single-word="false"/>
      <style:text-properties officeooo:rsid="0040f494" officeooo:paragraph-rsid="0040f494"/>
    </style:style>
    <style:style style:name="P27" style:family="paragraph" style:parent-style-name="Standard">
      <style:paragraph-properties fo:text-align="justify" style:justify-single-word="false"/>
      <style:text-properties officeooo:rsid="00425c3f" officeooo:paragraph-rsid="00425c3f"/>
    </style:style>
    <style:style style:name="P28" style:family="paragraph" style:parent-style-name="Standard">
      <style:paragraph-properties fo:text-align="justify" style:justify-single-word="false"/>
      <style:text-properties officeooo:rsid="0043afdf" officeooo:paragraph-rsid="0043afdf"/>
    </style:style>
    <style:style style:name="P29" style:family="paragraph" style:parent-style-name="Standard">
      <style:paragraph-properties fo:text-align="justify" style:justify-single-word="false"/>
      <style:text-properties officeooo:rsid="0043afdf" officeooo:paragraph-rsid="0044795e"/>
    </style:style>
    <style:style style:name="P30" style:family="paragraph" style:parent-style-name="Standard">
      <style:paragraph-properties fo:text-align="justify" style:justify-single-word="false"/>
      <style:text-properties officeooo:rsid="0044795e" officeooo:paragraph-rsid="0044795e"/>
    </style:style>
    <style:style style:name="P31" style:family="paragraph" style:parent-style-name="Standard">
      <style:paragraph-properties fo:text-align="justify" style:justify-single-word="false"/>
      <style:text-properties officeooo:rsid="0045c208" officeooo:paragraph-rsid="0045c208"/>
    </style:style>
    <style:style style:name="P32" style:family="paragraph" style:parent-style-name="Standard">
      <style:paragraph-properties fo:text-align="justify" style:justify-single-word="false"/>
      <style:text-properties officeooo:rsid="00482799" officeooo:paragraph-rsid="00482799" fo:background-color="#ff00cc"/>
    </style:style>
    <style:style style:name="P33" style:family="paragraph" style:parent-style-name="Standard">
      <style:paragraph-properties fo:text-align="justify" style:justify-single-word="false"/>
      <style:text-properties officeooo:rsid="004e545d" officeooo:paragraph-rsid="004e545d" fo:background-color="#ff00cc"/>
    </style:style>
    <style:style style:name="P34" style:family="paragraph" style:parent-style-name="Standard">
      <style:paragraph-properties fo:text-align="justify" style:justify-single-word="false"/>
      <style:text-properties officeooo:rsid="00528ead" officeooo:paragraph-rsid="00528ead" fo:background-color="#ff00cc"/>
    </style:style>
    <style:style style:name="P35" style:family="paragraph" style:parent-style-name="Standard">
      <style:paragraph-properties fo:text-align="justify" style:justify-single-word="false"/>
      <style:text-properties officeooo:rsid="004b8cff" officeooo:paragraph-rsid="004b8cff"/>
    </style:style>
    <style:style style:name="P36" style:family="paragraph" style:parent-style-name="Standard">
      <style:paragraph-properties fo:text-align="justify" style:justify-single-word="false"/>
      <style:text-properties officeooo:rsid="004be111" officeooo:paragraph-rsid="004be111"/>
    </style:style>
    <style:style style:name="P37" style:family="paragraph" style:parent-style-name="Standard">
      <style:paragraph-properties fo:text-align="justify" style:justify-single-word="false"/>
      <style:text-properties officeooo:rsid="004f614c" officeooo:paragraph-rsid="004f614c"/>
    </style:style>
    <style:style style:name="P38" style:family="paragraph" style:parent-style-name="Standard">
      <style:paragraph-properties fo:text-align="justify" style:justify-single-word="false"/>
      <style:text-properties officeooo:rsid="00511ec2" officeooo:paragraph-rsid="00511ec2"/>
    </style:style>
    <style:style style:name="P39" style:family="paragraph" style:parent-style-name="Standard">
      <style:paragraph-properties fo:text-align="justify" style:justify-single-word="false"/>
      <style:text-properties officeooo:rsid="005463b0" officeooo:paragraph-rsid="005463b0"/>
    </style:style>
    <style:style style:name="P40" style:family="paragraph" style:parent-style-name="Standard">
      <style:paragraph-properties fo:text-align="justify" style:justify-single-word="false"/>
      <style:text-properties officeooo:rsid="00547f57" officeooo:paragraph-rsid="00547f57"/>
    </style:style>
    <style:style style:name="P41" style:family="paragraph" style:parent-style-name="Standard">
      <style:paragraph-properties fo:text-align="justify" style:justify-single-word="false"/>
      <style:text-properties officeooo:rsid="005490b3" officeooo:paragraph-rsid="005490b3"/>
    </style:style>
    <style:style style:name="P42" style:family="paragraph" style:parent-style-name="Standard">
      <style:paragraph-properties fo:text-align="justify" style:justify-single-word="false"/>
      <style:text-properties officeooo:rsid="0054fedf" officeooo:paragraph-rsid="0054fedf"/>
    </style:style>
    <style:style style:name="P43" style:family="paragraph" style:parent-style-name="Standard">
      <style:paragraph-properties fo:text-align="justify" style:justify-single-word="false"/>
      <style:text-properties officeooo:rsid="005a31cd" officeooo:paragraph-rsid="005a31cd"/>
    </style:style>
    <style:style style:name="P44" style:family="paragraph" style:parent-style-name="Standard">
      <style:paragraph-properties fo:text-align="justify" style:justify-single-word="false"/>
      <style:text-properties officeooo:rsid="005b2f13" officeooo:paragraph-rsid="005b2f13"/>
    </style:style>
    <style:style style:name="P45" style:family="paragraph" style:parent-style-name="Standard">
      <style:paragraph-properties fo:text-align="justify" style:justify-single-word="false"/>
      <style:text-properties fo:color="#000000" officeooo:rsid="005b2f13" officeooo:paragraph-rsid="005b2f13"/>
    </style:style>
    <style:style style:name="P46" style:family="paragraph" style:parent-style-name="Standard">
      <style:paragraph-properties fo:text-align="justify" style:justify-single-word="false"/>
      <style:text-properties fo:color="#000000" officeooo:rsid="005c6ec3" officeooo:paragraph-rsid="005c6ec3"/>
    </style:style>
    <style:style style:name="P4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21667a"/>
    </style:style>
    <style:style style:name="P4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/>
    </style:style>
    <style:style style:name="P49" style:family="paragraph" style:parent-style-name="Preformatted_20_Text">
      <style:paragraph-properties fo:text-align="start" style:justify-single-word="false" style:writing-mode="lr-tb"/>
      <style:text-properties fo:language="es" fo:country="ES"/>
    </style:style>
    <style:style style:name="P50" style:family="paragraph" style:parent-style-name="Preformatted_20_Text">
      <style:paragraph-properties fo:text-align="start" style:justify-single-word="false" style:writing-mode="lr-tb"/>
    </style:style>
    <style:style style:name="P51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4fedf"/>
    </style:style>
    <style:style style:name="P52" style:family="paragraph" style:parent-style-name="Standard">
      <style:paragraph-properties fo:text-align="justify" style:justify-single-word="false"/>
      <style:text-properties officeooo:paragraph-rsid="005d3410"/>
    </style:style>
    <style:style style:name="P5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5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93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95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96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97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98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99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100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01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102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103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104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105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106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107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08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09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110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11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12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13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14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15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16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17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118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119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120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121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122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123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124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125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126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127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128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129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130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131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32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33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134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135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136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137" style:family="paragraph" style:parent-style-name="Standard">
      <style:text-properties officeooo:rsid="0016324f" officeooo:paragraph-rsid="005d3410"/>
    </style:style>
    <style:style style:name="P138" style:family="paragraph" style:parent-style-name="Standard">
      <style:text-properties officeooo:rsid="0075ad16" officeooo:paragraph-rsid="005d3410"/>
    </style:style>
    <style:style style:name="P139" style:family="paragraph" style:parent-style-name="Standard">
      <style:text-properties officeooo:rsid="0017095d" officeooo:paragraph-rsid="005d3410"/>
    </style:style>
    <style:style style:name="P140" style:family="paragraph" style:parent-style-name="Standard">
      <style:text-properties fo:color="#ff3333" officeooo:rsid="0017095d" officeooo:paragraph-rsid="005d3410"/>
    </style:style>
    <style:style style:name="P141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42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43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44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45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46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4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48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49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50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PARA INSTALAR VITUALBOX</text:p>
      <text:p text:style-name="P94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94"/>
      <text:p text:style-name="P52"><text:span text:style-name="T1">luego ir a la pagina de virtualbox y descargar </text:span><text:span text:style-name="Strong_20_Emphasis">VirtualBox 5.1.14 Oracle VM VirtualBox Extension Pack</text:span></text:p>
      <text:p text:style-name="P52"/>
      <text:p text:style-name="P52"/>
      <text:p text:style-name="P52"><text:span text:style-name="Strong_20_Emphasis"><text:span text:style-name="T2">https://hipertextual.com/archivo/2014/04/comandos-basicos-terminal/</text:span></text:span></text:p>
      <text:p text:style-name="P94"/>
      <text:p text:style-name="P94"/>
      <text:p text:style-name="P95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95"/>
      <text:p text:style-name="P96">https://www.linode.com/docs/databases/mysql/how-to-install-mysql-on-centos-6</text:p>
      <text:p text:style-name="P97"/>
      <text:p text:style-name="P97"/>
      <text:p text:style-name="P97"/>
      <text:p text:style-name="P55">Instalar apache en centos 7</text:p>
      <text:p text:style-name="P98"/>
      <text:p text:style-name="P98">yum install httpd</text:p>
      <text:p text:style-name="P98">systemctl start httpd.service (para subir los servicios de apache)</text:p>
      <text:p text:style-name="P98"/>
      <text:p text:style-name="P98">hacer la prueba en el navegador</text:p>
      <text:p text:style-name="P97"/>
      <text:p text:style-name="P97"/>
      <text:section text:style-name="Sect1" text:name="tw-target">
        <text:section text:style-name="Sect1" text:name="tw-target-text-container">
          <text:p text:style-name="P147"><text:bookmark text:name="tw-target-text"/>Desactivar o inhabilitar la aplicación de Windows Store</text:p>
        </text:section>
      </text:section>
      <text:p text:style-name="P143"><text:bookmark text:name="tw-target-text1"/>Uso del Editor de directivas de grupo</text:p>
      <text:p text:style-name="P149"/>
      <text:p text:style-name="P150">Para deshabilitar el acceso o apagar la tienda de Windows, escriba gpedit.msc en el cuadro Ejecutar y pulse Intro para abrir el Editor de directiva de grupo local. Vaya a la siguiente configuración:</text:p>
      <text:p text:style-name="P149"/>
      <text:p text:style-name="P148">Configuración de la computadora&gt; Plantillas administrativas&gt; Componentes de Windows&gt; Almacenar</text:p>
      <text:p text:style-name="P99">OPEN STACK </text:p>
      <text:p text:style-name="P100">172.16.17.1 <text:s text:c="4"/><text:span text:style-name="T4">HC</text:span></text:p>
      <text:p text:style-name="P100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00"/>
      <text:p text:style-name="P101">IP WSUS 172.16.10.<text:span text:style-name="T6">3</text:span>8 <text:span text:style-name="T8">y para respaldo de carpetas compartidad</text:span></text:p>
      <text:p text:style-name="P101"/>
      <text:p text:style-name="P102">//172.16.<text:span text:style-name="T9">1</text:span>0.38/infraestrtuctura</text:p>
      <text:p text:style-name="P102"/>
      <text:p text:style-name="P103"><text:a xlink:type="simple" xlink:href="http://172.16.31.167/" text:style-name="Internet_20_link" text:visited-style-name="Visited_20_Internet_20_Link">http://172.16.31.167</text:a> GYSMOBOX</text:p>
      <text:p text:style-name="P103"/>
      <text:p text:style-name="P104">172.29.0.1 <text:s/>Openstack Ocata HC</text:p>
      <text:p text:style-name="P105"/>
      <text:p text:style-name="P105">logrotate</text:p>
      <text:p text:style-name="P105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105"/>
      <text:p text:style-name="P80"><text:soft-page-break/>LAMP <text:span text:style-name="T3">PARA DEBIAN 7</text:span></text:p>
      <text:p text:style-name="P106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106"/>
      <text:p text:style-name="P81">LAMP PARA CENTOS 6</text:p>
      <text:p text:style-name="P107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7"/>
      <text:p text:style-name="P82">LAMP PARA CENTOS7</text:p>
      <text:p text:style-name="P108">http://blog.xpress.com.mx/2015/09/como-instalar-linux-apache-mysql-php-lamp-en-centos-7/</text:p>
      <text:p text:style-name="P106"/>
      <text:p text:style-name="P106"/>
      <text:p text:style-name="P109">Arreglo de discos</text:p>
      <text:p text:style-name="P109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109"/>
      <text:p text:style-name="P83">Como crear alias</text:p>
      <text:p text:style-name="P110"><text:a xlink:type="simple" xlink:href="https://www.youtube.com/watch?v=j6D_eRA7NsI" text:style-name="Internet_20_link" text:visited-style-name="Visited_20_Internet_20_Link">https://www.youtube.com/watch?v=j6D_eRA7NsI</text:a></text:p>
      <text:p text:style-name="P110"/>
      <text:p text:style-name="P111">bash</text:p>
      <text:p text:style-name="P111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11"/>
      <text:p text:style-name="P112">instalar pgadmin</text:p>
      <text:p text:style-name="P112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12"/>
      <text:p text:style-name="P112"/>
      <text:p text:style-name="P113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13"/>
      <text:p text:style-name="P114"/>
      <text:p text:style-name="P84">sed</text:p>
      <text:p text:style-name="P115">http://www.escomposlinux.org/fserrano/index_190.html</text:p>
      <text:p text:style-name="P116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17">https://www.americati.com/doc/sed/sed.html</text:p>
      <text:p text:style-name="P118"/>
      <text:p text:style-name="P85">docker</text:p>
      <text:p text:style-name="P119"><text:a xlink:type="simple" xlink:href="https://aws.amazon.com/es/docker/" text:style-name="Internet_20_link" text:visited-style-name="Visited_20_Internet_20_Link">https://aws.amazon.com/es/docker/</text:a></text:p>
      <text:p text:style-name="P119"/>
      <text:p text:style-name="P86">sublime</text:p>
      <text:p text:style-name="P120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120"/>
      <text:p text:style-name="P87">Librerias Chrome</text:p>
      <text:p text:style-name="P121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121"/>
      <text:p text:style-name="P88">Cambiar ip en servidores en debian 7 (de dhcp a estatica)</text:p>
      <text:p text:style-name="P122">https://servidordebian.org/es/jessie/config/network/static_ip</text:p>
      <text:p text:style-name="P123"/>
      <text:p text:style-name="P88">Cambiar ip en servidores en <text:span text:style-name="T5">centos</text:span> <text:span text:style-name="T5">6</text:span> (de dhcp a estatica)</text:p>
      <text:p text:style-name="P122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122"/>
      <text:p text:style-name="P124">para centos 6 y 7</text:p>
      <text:p text:style-name="P124"># Generated by dracut initrd</text:p>
      <text:p text:style-name="P124"><text:soft-page-break/>NAME="eth0"</text:p>
      <text:p text:style-name="P124">HWADDR="52:54:00:12:34:56"</text:p>
      <text:p text:style-name="P124">ONBOOT=yes</text:p>
      <text:p text:style-name="P124">NETBOOT=yes</text:p>
      <text:p text:style-name="P124">UUID="da212705-bea6-48bd-9c6c-f4210806b108"</text:p>
      <text:p text:style-name="P124">IPV6INIT=yes</text:p>
      <text:p text:style-name="P124">BOOTPROTO=static</text:p>
      <text:p text:style-name="P124">IPADDR=172.16.11.51</text:p>
      <text:p text:style-name="P124">NETMASK=255.255.255.0</text:p>
      <text:p text:style-name="P124">GATEWAY=172.16.11.254</text:p>
      <text:p text:style-name="P124">TYPE=Ethernet</text:p>
      <text:p text:style-name="P124"/>
      <text:p text:style-name="P124"/>
      <text:p text:style-name="P89"><text:span text:style-name="T7">Instalar </text:span>NativeScript CLI" junto los paquetes JDK, Node.js y Android JDK.</text:p>
      <text:p text:style-name="P52"/>
      <text:p text:style-name="P125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125"/>
      <text:p text:style-name="P125"/>
      <text:p text:style-name="P90">node debian</text:p>
      <text:p text:style-name="P126"/>
      <text:p text:style-name="P126"><text:a xlink:type="simple" xlink:href="https://nodejs.org/es/download/package-manager/" text:style-name="Internet_20_link" text:visited-style-name="Visited_20_Internet_20_Link">https://nodejs.org/es/download/package-manager/</text:a></text:p>
      <text:p text:style-name="P126"/>
      <text:p text:style-name="P126"/>
      <text:p text:style-name="P127">usuario de github </text:p>
      <text:p text:style-name="P127">eveb1701</text:p>
      <text:p text:style-name="P127"/>
      <text:p text:style-name="P91">Link simbolico</text:p>
      <text:p text:style-name="P128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128"/>
      <text:p text:style-name="P129">problemas gysmo-u.p2p.dom</text:p>
      <text:p text:style-name="P129"/>
      <text:p text:style-name="P129">981 <text:s/>systemctrl status httpd</text:p>
      <text:p text:style-name="P129"><text:s text:c="2"/>982 <text:s/>systemctl status httpd</text:p>
      <text:p text:style-name="P129"><text:s text:c="2"/>983 <text:s/>systemctl restart httpd</text:p>
      <text:p text:style-name="P129"><text:s text:c="2"/>984 <text:s/>systemctl status httpd</text:p>
      <text:p text:style-name="P129"><text:s text:c="2"/>985 <text:s/>df -h</text:p>
      <text:p text:style-name="P129"><text:s text:c="2"/>986 <text:s/>cd /</text:p>
      <text:p text:style-name="P129"><text:s text:c="2"/>987 <text:s/>ls -la</text:p>
      <text:p text:style-name="P129"><text:s text:c="2"/>988 <text:s/>du -csh home</text:p>
      <text:p text:style-name="P129"><text:s text:c="2"/>989 <text:s/>du -csh tmp</text:p>
      <text:p text:style-name="P129"><text:s text:c="2"/>990 <text:s/>du -csh workdir</text:p>
      <text:p text:style-name="P129"><text:s text:c="2"/>991 <text:s/>du -csh var</text:p>
      <text:p text:style-name="P129"><text:s text:c="2"/>992 <text:s/>du -csh mnt</text:p>
      <text:p text:style-name="P129"><text:s text:c="2"/>993 <text:s/>cd mn</text:p>
      <text:p text:style-name="P129"><text:s text:c="2"/>994 <text:s/>cd mnt</text:p>
      <text:p text:style-name="P129"><text:s text:c="2"/>995 <text:s/>ls</text:p>
      <text:p text:style-name="P129"><text:s text:c="2"/>996 <text:s/>cd backups</text:p>
      <text:p text:style-name="P129"><text:s text:c="2"/>997 <text:s/>ls</text:p>
      <text:p text:style-name="P129"><text:soft-page-break/><text:s text:c="2"/>998 <text:s/>rm -f *</text:p>
      <text:p text:style-name="P129"><text:s text:c="2"/>999 <text:s/>rm -rf *</text:p>
      <text:p text:style-name="P129"><text:s/>1000 <text:s/>df -h</text:p>
      <text:p text:style-name="P129"><text:s/>1001 <text:s/>systemctl restart httpd</text:p>
      <text:p text:style-name="P129"><text:s/>1002 <text:s/>systemctl status httpd</text:p>
      <text:p text:style-name="P129"/>
      <text:p text:style-name="P130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130"/>
      <text:p text:style-name="P131">gpo chrome</text:p>
      <text:p text:style-name="P133"/>
      <text:p text:style-name="P133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133"/>
      <text:p text:style-name="P132">dbeaver</text:p>
      <text:p text:style-name="P134"/>
      <text:p text:style-name="P134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134"/>
      <text:h text:style-name="P142" text:outline-level="1">Set DNS servers via GPO Server 2012 R2</text:h>
      <text:p text:style-name="P135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135"/>
      <text:p text:style-name="P135"/>
      <text:p text:style-name="P92">para copiar archivos de un servidor a otro</text:p>
      <text:p text:style-name="P136"/>
      <text:p text:style-name="P136">Crear usuarios</text:p>
      <text:p text:style-name="P136">1. entrar en mi equipo en la carpeta repositorio/infra-ti/Scripts</text:p>
      <text:p text:style-name="P136">dentro de la carpeta abrir creador_usuarios</text:p>
      <text:p text:style-name="P136"/>
      <text:p text:style-name="P136">l<text:span text:style-name="T11">u</text:span>ego hacer la copia desde la consola de mi usuario del script. El usuario que se le crea q es root y la direccion IP donde se hara la copia del archivo seguido de la ruta donde se guardara</text:p>
      <text:p text:style-name="P136"/>
      <text:p text:style-name="P136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136"/>
      <text:p text:style-name="P136"/>
      <text:p text:style-name="P136">en la consola del servidor donde se realizo la copia ingresar en la direccion donde se hizo la misma</text:p>
      <text:p text:style-name="P136"/>
      <text:p text:style-name="P136">cd /usr/local/bin</text:p>
      <text:p text:style-name="P136">ls </text:p>
      <text:p text:style-name="P136">y ejecutar el script ./ <text:span text:style-name="T10">makeuserV3.sh</text:span></text:p>
      <text:p text:style-name="P136"/>
      <text:p text:style-name="P64">colocar nombre de usuario y de grupo(debe ser igual)</text:p>
      <text:p text:style-name="P64"/>
      <text:p text:style-name="P64">se copia la contraseña que genera ya que se borrara</text:p>
      <text:p text:style-name="P64"/>
      <text:p text:style-name="P64">luego asignar nivel de permiso, si es para telefonia <text:s/>se selecciona 1</text:p>
      <text:p text:style-name="P64"/>
      <text:p text:style-name="P64">reboot en el servidor</text:p>
      <text:p text:style-name="P64"><text:soft-page-break/></text:p>
      <text:p text:style-name="P64">ingresamos de nuevo al srv, hacemos cat /etc/passwd, para validar la creacion del usuario </text:p>
      <text:p text:style-name="P64"/>
      <text:p text:style-name="P64">y por ultimo passwd root para hacer cambio de contraseña de root (se coloca la de root predeterminada)</text:p>
      <text:p text:style-name="P64"/>
      <text:p text:style-name="P53"/>
      <text:p text:style-name="P56">SUDOERS</text:p>
      <text:p text:style-name="P53"/>
      <text:p text:style-name="P53">vi/etc/sudoers.d/usuario</text:p>
      <text:p text:style-name="P53"/>
      <text:p text:style-name="P53">usuario <text:s text:c="3"/>ALL=(ALL) <text:s text:c="6"/>NOPASSWD:ALL,<text:span text:style-name="T10"> !/usr/bin/passwd, !/bin/su</text:span></text:p>
      <text:p text:style-name="P53"/>
      <text:p text:style-name="P53">lo que esta en rojo son las limitantes</text:p>
      <text:p text:style-name="P53"/>
      <text:p text:style-name="P53"/>
      <text:p text:style-name="P93">Crear virtual host en Centos7</text:p>
      <text:p text:style-name="P137"/>
      <text:p text:style-name="P138">11,183</text:p>
      <text:p text:style-name="P137">Ingresar en el servidor en el cual se creara el virtual host, después de ingresar ejecutar el siguiente comando:</text:p>
      <text:p text:style-name="P137"/>
      <text:p text:style-name="P137">cd /etc/httpd/conf.d</text:p>
      <text:p text:style-name="P137"/>
      <text:p text:style-name="P137">estando en esta ruta se debe crear un archivo </text:p>
      <text:p text:style-name="P137"/>
      <text:p text:style-name="P139">vi <text:span text:style-name="T10">ejemplo</text:span>.conf </text:p>
      <text:p text:style-name="P139"/>
      <text:p text:style-name="P137">con los siguientes parámetros <text:span text:style-name="T12">(se debe modificar solo lo que esta en rojo, según el DNS a que se desea apuntar</text:span>:</text:p>
      <text:p text:style-name="P139"/>
      <text:p text:style-name="P139">&lt;VirtualHost *:80&gt;</text:p>
      <text:p text:style-name="P139">#DirectoryIndex index.php</text:p>
      <text:p text:style-name="P139"># ServerName gysmoadm.hc.p2p.dom</text:p>
      <text:p text:style-name="P140">ServerName faq.hc.gysmo.dom</text:p>
      <text:p text:style-name="P139"># ServerAlias gysmoadm.hc.p2p.dom</text:p>
      <text:p text:style-name="P140">ServerAlias faq.hc.gysmo.dom</text:p>
      <text:p text:style-name="P139">DocumentRoot /var/www/html/faq</text:p>
      <text:p text:style-name="P140">ErrorLog /var/log/httpd/faqhc-error.log</text:p>
      <text:p text:style-name="P140">CustomLog /var/log/httpd/faqhc-requests.log combined</text:p>
      <text:p text:style-name="P139">&lt;/VirtualHost&gt;</text:p>
      <text:p text:style-name="P137"/>
      <text:p text:style-name="P139">Guarda los cambios y luego debes reiniciar los servicios de apache con el siguiente comando:</text:p>
      <text:p text:style-name="P139"/>
      <text:p text:style-name="P139">systemctl restart httpd.service</text:p>
      <text:p text:style-name="P139"/>
      <text:p text:style-name="P139"/>
      <text:p text:style-name="P65">NOTA: Se debe realizar la creación del FQDN o nombre de dominio a través del controlador de dominio o servidor DNS principal.</text:p>
      <text:p text:style-name="P65"/>
      <text:p text:style-name="P65"><text:soft-page-break/></text:p>
      <text:p text:style-name="P66"><text:span text:style-name="T14">PARA </text:span><text:span text:style-name="T15">BAJAR LOS SERVICIOS DE GYSMO DE MANERA ORDENADA</text:span></text:p>
      <text:p text:style-name="P66"/>
      <text:p text:style-name="P67"/>
      <text:p text:style-name="P67">Ingresar en los ACD y bajar (en el orden)</text:p>
      <text:p text:style-name="P67"/>
      <text:p text:style-name="P67">-<text:span text:style-name="T18">monit</text:span></text:p>
      <text:p text:style-name="P67">/<text:span text:style-name="T18">etc/init.d/</text:span>monit <text:span text:style-name="T18">stop</text:span></text:p>
      <text:p text:style-name="P67"/>
      <text:p text:style-name="P67">-callcenter</text:p>
      <text:p text:style-name="P67">/<text:span text:style-name="T18">etc/init.d/callcenter</text:span> <text:span text:style-name="T18">stop</text:span></text:p>
      <text:p text:style-name="P67"/>
      <text:p text:style-name="P67">loguearme como su – telefonia </text:p>
      <text:p text:style-name="P67"/>
      <text:p text:style-name="P67">bajar asterisk</text:p>
      <text:p text:style-name="P67"/>
      <text:p text:style-name="P67">/<text:span text:style-name="T19">etc/init.d/asterisk stop</text:span></text:p>
      <text:p text:style-name="P67"/>
      <text:p text:style-name="P67">Ingresar en los APL y bajar</text:p>
      <text:p text:style-name="P67"/>
      <text:p text:style-name="P67">-apache</text:p>
      <text:p text:style-name="P67">/<text:span text:style-name="T19">etc/init.d/apache2 stop</text:span></text:p>
      <text:p text:style-name="P67"/>
      <text:p text:style-name="P67">-node-gysmo</text:p>
      <text:p text:style-name="P67"/>
      <text:p text:style-name="P67">/<text:span text:style-name="T19">etc/init.d/node-gysmo stop</text:span></text:p>
      <text:p text:style-name="P67"/>
      <text:p text:style-name="P67"/>
      <text:p text:style-name="P67">Luego de haber bajado los servicios ingreso via ssh 172.29.0.200 ip flotante (para gysmocc) para bajar la bd</text:p>
      <text:p text:style-name="P67"/>
      <text:p text:style-name="P67">ejecutar los siguientes <text:span text:style-name="T20">comandos</text:span>:</text:p>
      <text:p text:style-name="P67"/>
      <text:p text:style-name="P67"/>
      <text:p text:style-name="P67">postgres-p2p-control.sh stopfast <text:s/>(para bajar la bd)</text:p>
      <text:p text:style-name="P67"/>
      <text:p text:style-name="P67">reboot</text:p>
      <text:p text:style-name="P67"/>
      <text:p text:style-name="P67">hacer ping al nodo primario 172.29.0.201, <text:span text:style-name="T19">esperar respuestas</text:span></text:p>
      <text:p text:style-name="P67"/>
      <text:p text:style-name="P67">loguearme de nuevo al srv <text:s/>172.29.0.200</text:p>
      <text:p text:style-name="P67"/>
      <text:p text:style-name="P67"/>
      <text:p text:style-name="P67">ifconfig </text:p>
      <text:p text:style-name="P67"/>
      <text:p text:style-name="P67">cat /proc/drbd <text:span text:style-name="T21">(para validar sincronizacion)</text:span></text:p>
      <text:p text:style-name="P67"/>
      <text:p text:style-name="P66">postgres-p2p-control.sh status</text:p>
      <text:p text:style-name="P66"/>
      <text:p text:style-name="P66"><text:soft-page-break/></text:p>
      <text:p text:style-name="P66">Ingresar a los ACD, Loguearme como su – telefonia, SUBIR</text:p>
      <text:p text:style-name="P66"/>
      <text:p text:style-name="P66">-asterisk</text:p>
      <text:p text:style-name="P66">/<text:span text:style-name="T19">etc/init.d/asterisk start</text:span></text:p>
      <text:p text:style-name="P66"/>
      <text:p text:style-name="P66">salir de su telefonia</text:p>
      <text:p text:style-name="P66"/>
      <text:p text:style-name="P66">subir callcenter</text:p>
      <text:p text:style-name="P66">/<text:span text:style-name="T19">etc/init.d/callcenter start</text:span></text:p>
      <text:p text:style-name="P66"/>
      <text:p text:style-name="P66"/>
      <text:p text:style-name="P66">ingresar a los APL , SUBIR</text:p>
      <text:p text:style-name="P66"/>
      <text:p text:style-name="P66">-apache</text:p>
      <text:p text:style-name="P67">/<text:span text:style-name="T19">etc/init.d/apache2 start</text:span></text:p>
      <text:p text:style-name="P66"/>
      <text:p text:style-name="P66"><text:s/>-node (en los APL que lo <text:span text:style-name="T22">Tengan</text:span>)</text:p>
      <text:p text:style-name="P67">/<text:span text:style-name="T19">etc/init.d/node-gysmo start</text:span></text:p>
      <text:p text:style-name="P67"/>
      <text:p text:style-name="P67"/>
      <text:p text:style-name="P67"/>
      <text:p text:style-name="P57">como comprimir y descomprimir archivos</text:p>
      <text:p text:style-name="P68"/>
      <text:p text:style-name="P68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68"/>
      <text:p text:style-name="P141">tar -xzvf archivo.tar.gz <text:span text:style-name="T23">para descomprimir</text:span></text:p>
      <text:p text:style-name="P68"/>
      <text:p text:style-name="P68"/>
      <text:p text:style-name="P58">como copiar un archivo</text:p>
      <text:p text:style-name="P54"/>
      <text:p text:style-name="P144"><text:span text:style-name="Source_20_Text">cp directorio/ ruta_de_destino/nombre_copia</text:span></text:p>
      <text:p text:style-name="P144"/>
      <text:p text:style-name="P144"><text:span text:style-name="Source_20_Text">cp -r directorio/ ruta_de_destino/nombre_copia (PARA COPIAR CARPETA)</text:span></text:p>
      <text:p text:style-name="P144"/>
      <text:p text:style-name="P144"/>
      <text:p text:style-name="P144"/>
      <text:p text:style-name="P145">para dar permiso <text:s/>a un archivo o carpeta</text:p>
      <text:p text:style-name="P146"/>
      <text:p text:style-name="P144"><text:span text:style-name="T13">chmod 777 nombre_de_carpeta</text:span> </text:p>
      <text:p text:style-name="P144"><text:span text:style-name="Source_20_Text"/></text:p>
      <text:p text:style-name="P54"/>
      <text:p text:style-name="P69"><text:span text:style-name="T16">C</text:span><text:span text:style-name="T14">omo mover una llamada a </text:span><text:span text:style-name="T17">de producción a calidad</text:span></text:p>
      <text:p text:style-name="P69"/>
      <text:p text:style-name="P70">Entrar via ssh al 172.16.17.1</text:p>
      <text:p text:style-name="P70"/>
      <text:p text:style-name="P71">Ingresar en la carpeta donde se guardan las llamadas</text:p>
      <text:p text:style-name="P70"/>
      <text:p text:style-name="P71">cd /mnt/asterisk01/</text:p>
      <text:p text:style-name="P71"/>
      <text:p text:style-name="P71"><text:soft-page-break/>buscar la campaña </text:p>
      <text:p text:style-name="P71"/>
      <text:p text:style-name="P71">cd banesco/</text:p>
      <text:p text:style-name="P71"/>
      <text:p text:style-name="P71">ingresar a telefonia</text:p>
      <text:p text:style-name="P71"/>
      <text:p text:style-name="P71">cd /telefonia/llamadas</text:p>
      <text:p text:style-name="P71"/>
      <text:p text:style-name="P71">buscar el año/mes/dia de la llamada que se desea copiar</text:p>
      <text:p text:style-name="P71"/>
      <text:p text:style-name="P71">cd 2017/08/10</text:p>
      <text:p text:style-name="P71"/>
      <text:p text:style-name="P72">hacer ls y desplegara todas las llamadas de la fecha. Para ubicar una llamada en especifico se debe ejecutar el siguiente comando </text:p>
      <text:p text:style-name="P72"/>
      <text:p text:style-name="P72">ls -l <text:span text:style-name="T10">2017-08-07_12-40-23_63103.gsm</text:span></text:p>
      <text:p text:style-name="P72"/>
      <text:p text:style-name="P72">si no se logra conseguir la llamada de esta manera ejecutarlo con *</text:p>
      <text:p text:style-name="P72"/>
      <text:p text:style-name="P72">ls -l <text:span text:style-name="T10">2017-08-07_12-40-23_63103.gsm</text:span> .*</text:p>
      <text:p text:style-name="P72"/>
      <text:p text:style-name="P72">luego utilizar el comando para copiar de un servidor a otro.: nombre de archivo/usuario/ip/ruta</text:p>
      <text:p text:style-name="P72"/>
      <text:p text:style-name="P72"/>
      <text:p text:style-name="P72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2"/>
      <text:p text:style-name="P72"/>
      <text:p text:style-name="P72"/>
      <text:p text:style-name="P59">Crear virtual host en <text:span text:style-name="T24">Debian</text:span></text:p>
      <text:p text:style-name="P59"/>
      <text:p text:style-name="P60"/>
      <text:p text:style-name="P73"><text:span text:style-name="T25">I</text:span>ngresar al srv via ssh (ejemplo 172.16.11.183: Servidor de mercadeo)</text:p>
      <text:p text:style-name="P73"/>
      <text:p text:style-name="P73">entrar en apache</text:p>
      <text:p text:style-name="P73"/>
      <text:p text:style-name="P73">cd /etc/apache2/sites-available/</text:p>
      <text:p text:style-name="P73"/>
      <text:p text:style-name="P74">estando en esta ruta se debe crear un archivo </text:p>
      <text:p text:style-name="P74"/>
      <text:p text:style-name="P73">vi blogct</text:p>
      <text:p text:style-name="P73"/>
      <text:p text:style-name="P74">con los siguientes parámetros <text:span text:style-name="T12">(se debe modificar solo lo que esta en rojo)</text:span></text:p>
      <text:p text:style-name="P74"/>
      <text:p text:style-name="P73">&lt;VirtualHost *:80&gt;</text:p>
      <text:p text:style-name="P73"><text:s text:c="8"/>ServerAdmin webmaster@localhost</text:p>
      <text:p text:style-name="P73"/>
      <text:p text:style-name="P73"><text:s text:c="8"/>DocumentRoot /var/www/blogct</text:p>
      <text:p text:style-name="P73"><text:s text:c="8"/>ServerName <text:span text:style-name="T10">blogct.hc.p2p.dom</text:span></text:p>
      <text:p text:style-name="P73"/>
      <text:p text:style-name="P73"><text:soft-page-break/><text:s text:c="8"/>&lt;Directory /&gt;</text:p>
      <text:p text:style-name="P73"><text:s text:c="16"/>Options -Indexes FollowSymLinks</text:p>
      <text:p text:style-name="P73"><text:s text:c="16"/>AllowOverride None</text:p>
      <text:p text:style-name="P73"><text:s text:c="8"/>&lt;/Directory&gt;</text:p>
      <text:p text:style-name="P73"><text:s text:c="8"/>&lt;Directory /var/www/<text:span text:style-name="T10">blogct</text:span>/&gt;</text:p>
      <text:p text:style-name="P73"><text:s text:c="16"/>Options -Indexes FollowSymLinks MultiViews</text:p>
      <text:p text:style-name="P73"><text:s text:c="16"/>AllowOverride None</text:p>
      <text:p text:style-name="P73"><text:s text:c="16"/>Order allow,deny</text:p>
      <text:p text:style-name="P73"><text:s text:c="16"/>allow from all</text:p>
      <text:p text:style-name="P73"><text:s text:c="8"/>&lt;/Directory&gt;</text:p>
      <text:p text:style-name="P73"/>
      <text:p text:style-name="P73"><text:s text:c="8"/>ScriptAlias /cgi-bin/ /usr/lib/cgi-bin/</text:p>
      <text:p text:style-name="P73"><text:s text:c="8"/>&lt;Directory "/usr/lib/cgi-bin"&gt;</text:p>
      <text:p text:style-name="P73"><text:s text:c="16"/>AllowOverride None</text:p>
      <text:p text:style-name="P73"><text:s text:c="16"/>Options +ExecCGI -MultiViews +SymLinksIfOwnerMatch</text:p>
      <text:p text:style-name="P73"><text:s text:c="16"/>Order allow,deny</text:p>
      <text:p text:style-name="P73"><text:s text:c="16"/>Allow from all</text:p>
      <text:p text:style-name="P73"><text:s text:c="8"/>&lt;/Directory&gt;</text:p>
      <text:p text:style-name="P73"/>
      <text:p text:style-name="P73"><text:s text:c="8"/>ErrorLog ${APACHE_LOG_DIR}/<text:span text:style-name="T10">blogct</text:span>-error.log</text:p>
      <text:p text:style-name="P73"/>
      <text:p text:style-name="P73"><text:s text:c="8"/># Possible values include: debug, info, notice, warn, error, crit,</text:p>
      <text:p text:style-name="P73"><text:s text:c="8"/># alert, emerg.</text:p>
      <text:p text:style-name="P73"><text:s text:c="8"/>LogLevel warn</text:p>
      <text:p text:style-name="P73"/>
      <text:p text:style-name="P73"><text:s text:c="8"/>CustomLog ${APACHE_LOG_DIR}/<text:span text:style-name="T10">blogct</text:span>-access.log combined</text:p>
      <text:p text:style-name="P73">&lt;/VirtualHost&gt;</text:p>
      <text:p text:style-name="P73"/>
      <text:p text:style-name="P75">Guardar los cambios </text:p>
      <text:p text:style-name="P75"/>
      <text:p text:style-name="P75">a2ensite blogct (para habilitar el virtual host en apache)</text:p>
      <text:p text:style-name="P75"/>
      <text:p text:style-name="P75">luego reinciar el apache</text:p>
      <text:p text:style-name="P75"/>
      <text:p text:style-name="P75">/etc/init.d/apache2 reload</text:p>
      <text:p text:style-name="P75"/>
      <text:p text:style-name="P75">Realizar las pruebas en el navegador</text:p>
      <text:p text:style-name="P75"/>
      <text:p text:style-name="P75"/>
      <text:p text:style-name="P61">crea index en servidores</text:p>
      <text:p text:style-name="P76"/>
      <text:p text:style-name="P76">Ingresar en cd /var/www/html</text:p>
      <text:p text:style-name="P76"/>
      <text:p text:style-name="P76">vi index.html</text:p>
      <text:p text:style-name="P76"/>
      <text:p text:style-name="P76"/>
      <text:p text:style-name="P73"/>
      <text:p text:style-name="P73"/>
      <text:p text:style-name="P72"/>
      <text:p text:style-name="P72"><text:soft-page-break/></text:p>
      <text:p text:style-name="P62">Para contar la cantidad de archivos en una carpeta</text:p>
      <text:p text:style-name="P77"/>
      <text:p text:style-name="P77">ls | wc -l</text:p>
      <text:p text:style-name="P77"/>
      <text:p text:style-name="P77"/>
      <text:p text:style-name="P62"><text:span text:style-name="T26">P</text:span>ara ver los filesystem</text:p>
      <text:p text:style-name="P77"/>
      <text:p text:style-name="P77">df -h</text:p>
      <text:p text:style-name="P77"/>
      <text:p text:style-name="P72"/>
      <text:p text:style-name="P63">Realizar cambio de contraseña en Postgres</text:p>
      <text:p text:style-name="P78"/>
      <text:p text:style-name="P78">passwd postgres</text:p>
      <text:p text:style-name="P72"/>
      <text:p text:style-name="P71"/>
      <text:p text:style-name="P71"/>
      <text:p text:style-name="P70"/>
      <text:p text:style-name="P70"/>
      <text:p text:style-name="P69"/>
      <text:p text:style-name="P69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8-28T15:53:24.570041595</dc:date>
    <dc:creator>Evelyn blanco</dc:creator>
    <meta:editing-duration>P54DT10H29M28S</meta:editing-duration>
    <meta:editing-cycles>46</meta:editing-cycles>
    <meta:generator>LibreOffice/4.3.3.2$Linux_X86_64 LibreOffice_project/430m0$Build-2</meta:generator>
    <meta:document-statistic meta:table-count="0" meta:image-count="0" meta:object-count="0" meta:page-count="10" meta:paragraph-count="249" meta:word-count="1074" meta:character-count="9695" meta:non-whitespace-character-count="8492"/>
  </office:meta>
</office:document-meta>
</file>